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MBuilder.addContentElement( String name , String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MBuilder.startElemen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MBuilder.addContent( String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Builder.end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Builder.DOMBuild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MBuilder.write( OutputStream xm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OMBuilder.setAttribute( String name ,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Builder.setAttribute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